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text-underline-style="solid" style:text-underline-width="auto" style:text-underline-color="font-color"/>
    </style:style>
    <style:style style:name="P3" style:family="paragraph" style:parent-style-name="Standard">
      <style:paragraph-properties fo:text-align="start" style:justify-single-word="false"/>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on Development of Ideas in Models of Lightness Perception</text:p>
      <text:p text:style-name="P1"/>
      <text:p text:style-name="P2">Background</text:p>
      <text:p text:style-name="P3">There are many models of lightness perception. The groups previous research indicated towards an edge based contrast method of internal lightness computation, done by participants in psychophysical experiments. However, many current models don't sufficiently replicate noise dependent observations and with contour adaptation. </text:p>
      <text:p text:style-name="P3"/>
      <text:p text:style-name="P2">What has been done</text:p>
      <text:p text:style-name="P3">Gregory Francis developed a model based on Grossberg's FACADE model in which are various modules represent physiological components present in the brain. For example LGN cells and simple cells. This code was developed to model contour adaptation, and adequately replicates many common <text:s/>psychophysical stimuli in the contour adaptation literature. Upon translation of this code from Python into Matlab, the model was applied to White's Illusion. The model accurately predicted the outcome of contour adaptation on White's illusion, however didn't explicitly create the illusion itself. Namely a discrepancy between the grey values of the two test patches present in the illusion stimuli. </text:p>
      <text:p text:style-name="P3"/>
      <text:p text:style-name="P3">One mechanism explaining White's Illusion is Iso-Orientation Surround Suppression. This involves the inhibition of the edge contrast signals of a test patch by the surrounding edge contrast signals parallel to the orientation of the grating itself. In theory, this then inhibits the contribution of those edges on the computation of lightness of the test patch, and due to the layout of White's illusion has the overall effect of producing the illusion. Therefore, there should be a mechanism that uses edge contrast (i.e. magnitude of an edge) in a computation of lightness of a test patch. </text:p>
      <text:p text:style-name="P3"/>
      <text:p text:style-name="P3">Considering Francis' model, lightness of a test patch is determined by a filling-in process which uses edge contrast signals to create Filling-In Domains (FIDOs). These FIDOs constrain the filling-in of colour values taken from the initial input image. In the case of contour adaptation, in the presence of adapters, the edge signals are reduced to the point that unique FIDOs become disrupted and filling-in leaks out into the region which the edge connected. The colour becoming the average of the two regions. This replicates psychophysical observations in contour adaptation. </text:p>
      <text:p text:style-name="P3"/>
      <text:p text:style-name="P3">In this model, filling-in is the mechanism which “colours-in” the various regions. However it doesn't consider edge contrast magnitudes themselves. To explain White's Illusion, namely by including an IOSS mechanism, the filling-in method would need to consider edge magnitudes in some way during its colouring process. </text:p>
      <text:p text:style-name="P3"/>
      <text:p text:style-name="P3">One route of investigation was to simulate filling-in as a dynamic diffusion process to closer replicate physiologically plausible processes. Francis' uses a filling-in method which doesn’t explicitly model diffusion equations, as they are computationally expensive, but rather generalizes the process into his interpretation of the FIDO method. It could then be theorized that a dynamic diffusion of colour information seeks edge information in a suppression/amplification process, like IOSS. But this is all unknow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 Morrison</meta:initial-creator>
    <meta:creation-date>2016-03-15T10:43:19</meta:creation-date>
    <dc:date>2016-03-15T11:27:25</dc:date>
    <dc:creator>Will Morrison</dc:creator>
    <meta:editing-duration>PT6M55S</meta:editing-duration>
    <meta:editing-cycles>2</meta:editing-cycles>
    <meta:generator>LibreOffice/3.5$Linux_X86_64 LibreOffice_project/350m1$Build-2</meta:generator>
    <meta:document-statistic meta:table-count="0" meta:image-count="0" meta:object-count="0" meta:page-count="1" meta:paragraph-count="9" meta:word-count="461" meta:character-count="3116" meta:non-whitespace-character-count="2657"/>
  </office:meta>
</office:document-meta>
</file>